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SUM([.A1:.B1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table:formula="of:=SUM([.A2:.B2]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SUM([.A3:.B3])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SUM([.A4:.B4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SUM([.A5:.B5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SUM([.A6:.B6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table:formula="of:=SUM([.A7:.B7]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SUM([.A8:.B8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9:.B9]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SUM([.A10:.B10])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3T11:38:45.196746580</meta:creation-date>
    <dc:date>2022-11-03T11:41:23.585629314</dc:date>
    <meta:editing-duration>PT2M39S</meta:editing-duration>
    <meta:editing-cycles>1</meta:editing-cycles>
    <meta:document-statistic meta:table-count="1" meta:cell-count="30" meta:object-count="0"/>
    <meta:generator>LibreOffice/7.3.6.2$Linux_X86_64 LibreOffice_project/30$Build-2</meta:generator>
  </office:meta>
</office:document-meta>
</file>